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ourierNewPS-ItalicMT" svg:font-family="CourierNewPS-Italic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1" style:family="text">
      <style:text-properties fo:color="#000000" loext:opacity="100%" style:font-name="OpenSans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loext:opacity="100%" style:font-name="OpenSans" fo:font-size="10pt" fo:font-style="normal" fo:font-weight="normal" style:font-size-asian="10pt" style:font-style-asian="normal" style:font-weight-asian="normal" style:font-size-complex="12pt"/>
    </style:style>
    <style:style style:name="T3" style:family="text">
      <style:text-properties fo:color="#000000" loext:opacity="100%" style:font-name="TimesNewRomanPSMT" fo:font-size="18pt" fo:font-style="normal" fo:font-weight="normal" style:font-size-asian="18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odemos escribir un texto en color para resaltarlo y hacerlo más visible. El color también sirve para hacer textos más festivos y divertidos. Pon este texto en rojo.</text:span></text:p>
      <text:p text:style-name="Standard" loext:marker-style-name="T1"><text:span text:style-name="T1"/></text:p>
      <text:p text:style-name="Standard" loext:marker-style-name="T1"><text:span text:style-name="T1">Un poco de color da vida a un texto pero no conviene abusar. Un exceso cansa la vista y satura. Pon este texto en color azul fuerte. Para poder ver bien el resultado has de quitar la selección.</text:span></text:p>
      <text:p text:style-name="Standard" loext:marker-style-name="T1"><text:span text:style-name="T1"/></text:p>
      <text:p text:style-name="Standard" loext:marker-style-name="T1"><text:span text:style-name="T1">Selecciona bien el color. Si escoges un color muy claro te costará leerlo. Pon este párrafo en verde.</text:span></text:p>
      <text:p text:style-name="Standard" loext:marker-style-name="T1"><text:span text:style-name="T1"/></text:p>
      <text:p text:style-name="Standard" loext:marker-style-name="T1"><text:span text:style-name="T1">Si deseas que un color claro se pueda leer bien, has de cambiar el color de fondo. Pon este texto con fondo negro y color de letra amarillo.</text:span></text:p>
      <text:p text:style-name="Standard" loext:marker-style-name="T1"><text:span text:style-name="T1"/></text:p>
      <text:p text:style-name="Standard" loext:marker-style-name="T1"><text:span text:style-name="T1">Observa que puedes hacer combinaciones interesantes. Pon este párrafo en color de letra blanco y el color de fondo rojo.</text:span></text:p>
      <text:p text:style-name="Standard" loext:marker-style-name="T1"><text:span text:style-name="T1"/></text:p>
      <text:p text:style-name="Standard" loext:marker-style-name="T1"><text:span text:style-name="T1">Maneja el color con cuidado, ten presente que la tinta de las impresoras en </text:span><text:span text:style-name="T2">color es muy cara. Pon este párrafo en el color que tú quiera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ourierNewPS-ItalicMT" svg:font-family="CourierNewPS-Italic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8:40:53.775000000</meta:creation-date>
    <dc:date>2024-07-16T19:10:47.112000000</dc:date>
    <meta:editing-duration>PT10M33S</meta:editing-duration>
    <meta:editing-cycles>10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6" meta:word-count="159" meta:character-count="858" meta:non-whitespace-character-count="705"/>
  </office:meta>
</office:document-meta>
</file>